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c19" officeooo:paragraph-rsid="000e1c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g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9:58:45.582447776</meta:creation-date>
    <dc:date>2023-09-23T20:00:04.501437987</dc:date>
    <meta:editing-duration>PT1M19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7.3.7.2$Linux_X86_64 LibreOffice_project/30$Build-2</meta:generator>
  </office:meta>
</office:document-meta>
</file>